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officeooo:rsid="0005f85a" officeooo:paragraph-rsid="0005f8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soft Windows [Version 10.0.15063]</text:p>
      <text:p text:style-name="P1">(c) 2017 Microsoft Corporation. All rights reserved.</text:p>
      <text:p text:style-name="P1"/>
      <text:p text:style-name="P1">C:\WINDOWS\system32&gt;node -v</text:p>
      <text:p text:style-name="P1">v6.11.3</text:p>
      <text:p text:style-name="P1"/>
      <text:p text:style-name="P1">C:\WINDOWS\system32&gt;node</text:p>
      <text:p text:style-name="P1">&gt; console.log('Ahlan to the Universe, from A2MA');</text:p>
      <text:p text:style-name="P1">Ahlan to the Universe, from A2MA</text:p>
      <text:p text:style-name="P1">undefined</text:p>
      <text:p text:style-name="P1">&gt; cd E:\Tekhne\CompSci\WebDev-CF009\A2MA-webdevpractice</text:p>
      <text:p text:style-name="P1">cd E:\Tekhne\CompSci\WebDev-CF009\A2MA-webdevpractice</text:p>
      <text:p text:style-name="P1"><text:s text:c="3"/>^</text:p>
      <text:p text:style-name="P1"/>
      <text:p text:style-name="P1">SyntaxError: Unexpected identifier</text:p>
      <text:p text:style-name="P1"/>
      <text:p text:style-name="P1">&gt; E:</text:p>
      <text:p text:style-name="P1">... node</text:p>
      <text:p text:style-name="P1">ReferenceError: node is not defined</text:p>
      <text:p text:style-name="P1"><text:s text:c="4"/>at repl:2:1</text:p>
      <text:p text:style-name="P1"><text:s text:c="4"/>at sigintHandlersWrap (vm.js:22:35)</text:p>
      <text:p text:style-name="P1"><text:s text:c="4"/>at sigintHandlersWrap (vm.js:73:12)</text:p>
      <text:p text:style-name="P1"><text:s text:c="4"/>at ContextifyScript.Script.runInThisContext (vm.js:21:12)</text:p>
      <text:p text:style-name="P1"><text:s text:c="4"/>at REPLServer.defaultEval (repl.js:340:29)</text:p>
      <text:p text:style-name="P1"><text:s text:c="4"/>at bound (domain.js:280:14)</text:p>
      <text:p text:style-name="P1"><text:s text:c="4"/>at REPLServer.runBound [as eval] (domain.js:293:12)</text:p>
      <text:p text:style-name="P1"><text:s text:c="4"/>at REPLServer.&lt;anonymous&gt; (repl.js:538:10)</text:p>
      <text:p text:style-name="P1"><text:s text:c="4"/>at emitOne (events.js:101:20)</text:p>
      <text:p text:style-name="P1"><text:s text:c="4"/>at REPLServer.emit (events.js:188:7)</text:p>
      <text:p text:style-name="P1">&gt; exit</text:p>
      <text:p text:style-name="P1">ReferenceError: exit is not defined</text:p>
      <text:p text:style-name="P1"><text:s text:c="4"/>at repl:1:1</text:p>
      <text:p text:style-name="P1"><text:s text:c="4"/>at sigintHandlersWrap (vm.js:22:35)</text:p>
      <text:p text:style-name="P1"><text:s text:c="4"/>at sigintHandlersWrap (vm.js:73:12)</text:p>
      <text:p text:style-name="P1"><text:s text:c="4"/>at ContextifyScript.Script.runInThisContext (vm.js:21:12)</text:p>
      <text:p text:style-name="P1"><text:s text:c="4"/>at REPLServer.defaultEval (repl.js:340:29)</text:p>
      <text:p text:style-name="P1"><text:s text:c="4"/>at bound (domain.js:280:14)</text:p>
      <text:p text:style-name="P1"><text:s text:c="4"/>at REPLServer.runBound [as eval] (domain.js:293:12)</text:p>
      <text:p text:style-name="P1"><text:s text:c="4"/>at REPLServer.&lt;anonymous&gt; (repl.js:538:10)</text:p>
      <text:p text:style-name="P1"><text:s text:c="4"/>at emitOne (events.js:101:20)</text:p>
      <text:p text:style-name="P1"><text:s text:c="4"/>at REPLServer.emit (events.js:188:7)</text:p>
      <text:p text:style-name="P1">&gt; node test.js</text:p>
      <text:p text:style-name="P1">node test.js</text:p>
      <text:p text:style-name="P1"><text:s text:c="5"/>^^^^</text:p>
      <text:p text:style-name="P1"><text:soft-page-break/></text:p>
      <text:p text:style-name="P1">SyntaxError: Unexpected identifier</text:p>
      <text:p text:style-name="P1"/>
      <text:p text:style-name="P1">&gt; process.exit()</text:p>
      <text:p text:style-name="P1"/>
      <text:p text:style-name="P1">C:\WINDOWS\system32&gt;node</text:p>
      <text:p text:style-name="P1">&gt; process.exit()</text:p>
      <text:p text:style-name="P1"/>
      <text:p text:style-name="P1">C:\WINDOWS\system32&gt;E:</text:p>
      <text:p text:style-name="P1"/>
      <text:p text:style-name="P1">E:\&gt; cd E:\Tekhne\CompSci\WebDev-CF009\A2MA-webdevpractice\nodeJS-Intro</text:p>
      <text:p text:style-name="P1"/>
      <text:p text:style-name="P1">E:\Tekhne\CompSci\WebDev-CF009\A2MA-webdevpractice\nodeJS-Intro&gt;node</text:p>
      <text:p text:style-name="P1">&gt; node test.js</text:p>
      <text:p text:style-name="P1">node test.js</text:p>
      <text:p text:style-name="P1"><text:s text:c="5"/>^^^^</text:p>
      <text:p text:style-name="P1"/>
      <text:p text:style-name="P1">SyntaxError: Unexpected identifier</text:p>
      <text:p text:style-name="P1"/>
      <text:p text:style-name="P1">&gt; process.exit()</text:p>
      <text:p text:style-name="P1"/>
      <text:p text:style-name="P1">E:\Tekhne\CompSci\WebDev-CF009\A2MA-webdevpractice\nodeJS-Intro&gt;node test.js</text:p>
      <text:p text:style-name="P1">Hellow World</text:p>
      <text:p text:style-name="P1"/>
      <text:p text:style-name="P1">E:\Tekhne\CompSci\WebDev-CF009\A2MA-webdevpractice\nodeJS-Intro&gt;node test.js</text:p>
      <text:p text:style-name="P1">Hellow World</text:p>
      <text:p text:style-name="P1"/>
      <text:p text:style-name="P1">E:\Tekhne\CompSci\WebDev-CF009\A2MA-webdevpractice\nodeJS-Intro&gt;C:</text:p>
      <text:p text:style-name="P1"/>
      <text:p text:style-name="P1">C:\Windows\System32&gt;npm install -g express</text:p>
      <text:p text:style-name="P1">C:\Users\ruway\AppData\Roaming\npm</text:p>
      <text:p text:style-name="P1">`-- express@4.15.4</text:p>
      <text:p text:style-name="P1"><text:s text:c="2"/>+-- accepts@1.3.4</text:p>
      <text:p text:style-name="P1"><text:s text:c="2"/>| +-- mime-types@2.1.17</text:p>
      <text:p text:style-name="P1"><text:s text:c="2"/>| | `-- mime-db@1.30.0</text:p>
      <text:p text:style-name="P1"><text:s text:c="2"/>| `-- negotiator@0.6.1</text:p>
      <text:p text:style-name="P1"><text:s text:c="2"/>+-- array-flatten@1.1.1</text:p>
      <text:p text:style-name="P1"><text:s text:c="2"/>+-- content-disposition@0.5.2</text:p>
      <text:p text:style-name="P1"><text:s text:c="2"/>+-- content-type@1.0.4</text:p>
      <text:p text:style-name="P1"><text:s text:c="2"/>+-- cookie@0.3.1</text:p>
      <text:p text:style-name="P1"><text:s text:c="2"/>+-- cookie-signature@1.0.6</text:p>
      <text:p text:style-name="P1"><text:soft-page-break/><text:s text:c="2"/>+-- debug@2.6.8</text:p>
      <text:p text:style-name="P1"><text:s text:c="2"/>| `-- ms@2.0.0</text:p>
      <text:p text:style-name="P1"><text:s text:c="2"/>+-- depd@1.1.1</text:p>
      <text:p text:style-name="P1"><text:s text:c="2"/>+-- encodeurl@1.0.1</text:p>
      <text:p text:style-name="P1"><text:s text:c="2"/>+-- escape-html@1.0.3</text:p>
      <text:p text:style-name="P1"><text:s text:c="2"/>+-- etag@1.8.1</text:p>
      <text:p text:style-name="P1"><text:s text:c="2"/>+-- finalhandler@1.0.5</text:p>
      <text:p text:style-name="P1"><text:s text:c="2"/>| `-- unpipe@1.0.0</text:p>
      <text:p text:style-name="P1"><text:s text:c="2"/>+-- fresh@0.5.0</text:p>
      <text:p text:style-name="P1"><text:s text:c="2"/>+-- merge-descriptors@1.0.1</text:p>
      <text:p text:style-name="P1"><text:s text:c="2"/>+-- methods@1.1.2</text:p>
      <text:p text:style-name="P1"><text:s text:c="2"/>+-- on-finished@2.3.0</text:p>
      <text:p text:style-name="P1"><text:s text:c="2"/>| `-- ee-first@1.1.1</text:p>
      <text:p text:style-name="P1"><text:s text:c="2"/>+-- parseurl@1.3.2</text:p>
      <text:p text:style-name="P1"><text:s text:c="2"/>+-- path-to-regexp@0.1.7</text:p>
      <text:p text:style-name="P1"><text:s text:c="2"/>+-- proxy-addr@1.1.5</text:p>
      <text:p text:style-name="P1"><text:s text:c="2"/>| +-- forwarded@0.1.2</text:p>
      <text:p text:style-name="P1"><text:s text:c="2"/>| `-- ipaddr.js@1.4.0</text:p>
      <text:p text:style-name="P1"><text:s text:c="2"/>+-- qs@6.5.0</text:p>
      <text:p text:style-name="P1"><text:s text:c="2"/>+-- range-parser@1.2.0</text:p>
      <text:p text:style-name="P1"><text:s text:c="2"/>+-- send@0.15.4</text:p>
      <text:p text:style-name="P1"><text:s text:c="2"/>| +-- destroy@1.0.4</text:p>
      <text:p text:style-name="P1"><text:s text:c="2"/>| +-- http-errors@1.6.2</text:p>
      <text:p text:style-name="P1"><text:s text:c="2"/>| | `-- inherits@2.0.3</text:p>
      <text:p text:style-name="P1"><text:s text:c="2"/>| `-- mime@1.3.4</text:p>
      <text:p text:style-name="P1"><text:s text:c="2"/>+-- serve-static@1.12.4</text:p>
      <text:p text:style-name="P1"><text:s text:c="2"/>+-- setprototypeof@1.0.3</text:p>
      <text:p text:style-name="P1"><text:s text:c="2"/>+-- statuses@1.3.1</text:p>
      <text:p text:style-name="P1"><text:s text:c="2"/>+-- type-is@1.6.15</text:p>
      <text:p text:style-name="P1"><text:s text:c="2"/>| `-- media-typer@0.3.0</text:p>
      <text:p text:style-name="P1"><text:s text:c="2"/>+-- utils-merge@1.0.0</text:p>
      <text:p text:style-name="P1"><text:s text:c="2"/>`-- vary@1.1.1</text:p>
      <text:p text:style-name="P1"/>
      <text:p text:style-name="P1"/>
      <text:p text:style-name="P1">C:\Windows\System32&gt;cd ..</text:p>
      <text:p text:style-name="P1"/>
      <text:p text:style-name="P1">C:\Windows&gt;cd ..</text:p>
      <text:p text:style-name="P1"/>
      <text:p text:style-name="P1">C:\&gt;dir</text:p>
      <text:p text:style-name="P1"><text:s/>Volume in drive C has no label.</text:p>
      <text:p text:style-name="P1"><text:s/>Volume Serial Number is 5295-4791</text:p>
      <text:p text:style-name="P1"/>
      <text:p text:style-name="P1"><text:s/>Directory of C:\</text:p>
      <text:p text:style-name="P1"/>
      <text:p text:style-name="P1"><text:soft-page-break/>08/10/2017 <text:s/>05:29 PM <text:s text:c="3"/>&lt;DIR&gt; <text:s text:c="9"/>compdevtools</text:p>
      <text:p text:style-name="P1">09/20/2017 <text:s/>10:16 PM <text:s text:c="3"/>&lt;DIR&gt; <text:s text:c="9"/>mongodb</text:p>
      <text:p text:style-name="P1">03/18/2017 <text:s/>05:03 PM <text:s text:c="3"/>&lt;DIR&gt; <text:s text:c="9"/>PerfLogs</text:p>
      <text:p text:style-name="P1">09/06/2017 <text:s/>08:27 AM <text:s text:c="3"/>&lt;DIR&gt; <text:s text:c="9"/>production</text:p>
      <text:p text:style-name="P1">09/21/2017 <text:s/>01:21 PM <text:s text:c="3"/>&lt;DIR&gt; <text:s text:c="9"/>Program Files</text:p>
      <text:p text:style-name="P1">08/14/2017 <text:s/>10:48 AM <text:s text:c="3"/>&lt;DIR&gt; <text:s text:c="9"/>Program Files (x86)</text:p>
      <text:p text:style-name="P1">08/10/2017 <text:s/>05:25 PM <text:s text:c="3"/>&lt;DIR&gt; <text:s text:c="9"/>Ruby22-x64</text:p>
      <text:p text:style-name="P1">08/15/2017 <text:s/>02:18 PM <text:s text:c="3"/>&lt;DIR&gt; <text:s text:c="9"/>Users</text:p>
      <text:p text:style-name="P1">09/19/2017 <text:s/>09:37 PM <text:s text:c="3"/>&lt;DIR&gt; <text:s text:c="9"/>Windows</text:p>
      <text:p text:style-name="P1">06/26/2017 <text:s/>11:08 PM <text:s text:c="3"/>&lt;DIR&gt; <text:s text:c="9"/>Windows10Upgrade</text:p>
      <text:p text:style-name="P1"><text:s text:c="15"/>0 File(s) <text:s text:c="13"/>0 bytes</text:p>
      <text:p text:style-name="P1"><text:s text:c="14"/>10 Dir(s) <text:s/>126,000,332,800 bytes free</text:p>
      <text:p text:style-name="P1"/>
      <text:p text:style-name="P1">C:\&gt;cd program files</text:p>
      <text:p text:style-name="P1"/>
      <text:p text:style-name="P1">C:\Program Files&gt;dir</text:p>
      <text:p text:style-name="P1"><text:s/>Volume in drive C has no label.</text:p>
      <text:p text:style-name="P1"><text:s/>Volume Serial Number is 5295-4791</text:p>
      <text:p text:style-name="P1"/>
      <text:p text:style-name="P1"><text:s/>Directory of C:\Program Files</text:p>
      <text:p text:style-name="P1"/>
      <text:p text:style-name="P1">09/21/2017 <text:s/>01:21 PM <text:s text:c="3"/>&lt;DIR&gt; <text:s text:c="9"/>.</text:p>
      <text:p text:style-name="P1">09/21/2017 <text:s/>01:21 PM <text:s text:c="3"/>&lt;DIR&gt; <text:s text:c="9"/>..</text:p>
      <text:p text:style-name="P1">08/09/2017 <text:s/>06:56 AM <text:s text:c="3"/>&lt;DIR&gt; <text:s text:c="9"/>7-Zip</text:p>
      <text:p text:style-name="P1">06/29/2017 <text:s/>08:01 PM <text:s text:c="3"/>&lt;DIR&gt; <text:s text:c="9"/>Application Verifier</text:p>
      <text:p text:style-name="P1">07/16/2017 <text:s/>08:32 AM <text:s text:c="3"/>&lt;DIR&gt; <text:s text:c="9"/>Calibre2</text:p>
      <text:p text:style-name="P1">06/26/2017 <text:s/>10:55 PM <text:s text:c="3"/>&lt;DIR&gt; <text:s text:c="9"/>Common Files</text:p>
      <text:p text:style-name="P1">06/29/2017 <text:s/>08:04 PM <text:s text:c="3"/>&lt;DIR&gt; <text:s text:c="9"/>dotnet</text:p>
      <text:p text:style-name="P1">08/22/2017 <text:s/>11:21 AM <text:s text:c="3"/>&lt;DIR&gt; <text:s text:c="9"/>Git</text:p>
      <text:p text:style-name="P1">06/29/2017 <text:s/>08:03 PM <text:s text:c="3"/>&lt;DIR&gt; <text:s text:c="9"/>IIS</text:p>
      <text:p text:style-name="P1">06/29/2017 <text:s/>08:06 PM <text:s text:c="3"/>&lt;DIR&gt; <text:s text:c="9"/>IIS Express</text:p>
      <text:p text:style-name="P1">09/13/2017 <text:s/>12:10 AM <text:s text:c="3"/>&lt;DIR&gt; <text:s text:c="9"/>Internet Explorer</text:p>
      <text:p text:style-name="P1">07/28/2017 <text:s/>04:25 PM <text:s text:c="3"/>&lt;DIR&gt; <text:s text:c="9"/>Java</text:p>
      <text:p text:style-name="P1">08/16/2017 <text:s/>01:27 PM <text:s text:c="3"/>&lt;DIR&gt; <text:s text:c="9"/>JetBrains</text:p>
      <text:p text:style-name="P1">07/04/2017 <text:s/>11:18 AM <text:s text:c="3"/>&lt;DIR&gt; <text:s text:c="9"/>LibreOffice 5</text:p>
      <text:p text:style-name="P1">06/29/2017 <text:s/>08:04 PM <text:s text:c="3"/>&lt;DIR&gt; <text:s text:c="9"/>Microsoft SQL Server</text:p>
      <text:p text:style-name="P1">08/29/2017 <text:s/>04:01 PM <text:s text:c="3"/>&lt;DIR&gt; <text:s text:c="9"/>Mozilla Firefox</text:p>
      <text:p text:style-name="P1">06/27/2017 <text:s/>07:15 AM <text:s text:c="3"/>&lt;DIR&gt; <text:s text:c="9"/>MSBuild</text:p>
      <text:p text:style-name="P1">09/21/2017 <text:s/>01:21 PM <text:s text:c="3"/>&lt;DIR&gt; <text:s text:c="9"/>nodejs</text:p>
      <text:p text:style-name="P1">09/09/2017 <text:s/>01:28 PM <text:s text:c="3"/>&lt;DIR&gt; <text:s text:c="9"/>NVIDIA Corporation</text:p>
      <text:p text:style-name="P1">09/13/2017 <text:s/>12:04 PM <text:s text:c="3"/>&lt;DIR&gt; <text:s text:c="9"/>Opera</text:p>
      <text:p text:style-name="P1">06/27/2017 <text:s/>07:15 AM <text:s text:c="3"/>&lt;DIR&gt; <text:s text:c="9"/>Reference Assemblies</text:p>
      <text:p text:style-name="P1">08/11/2017 <text:s/>09:37 PM <text:s text:c="3"/>&lt;DIR&gt; <text:s text:c="9"/>Sublime Text 3</text:p>
      <text:p text:style-name="P1">09/06/2017 <text:s/>12:41 PM <text:s text:c="3"/>&lt;DIR&gt; <text:s text:c="9"/>SumatraPDF</text:p>
      <text:p text:style-name="P1"><text:soft-page-break/>08/24/2017 <text:s/>07:21 AM <text:s text:c="3"/>&lt;DIR&gt; <text:s text:c="9"/>Telegram Desktop</text:p>
      <text:p text:style-name="P1">06/29/2017 <text:s/>08:08 PM <text:s text:c="3"/>&lt;DIR&gt; <text:s text:c="9"/>Unity</text:p>
      <text:p text:style-name="P1">07/11/2017 <text:s/>11:06 PM <text:s text:c="3"/>&lt;DIR&gt; <text:s text:c="9"/>Windows Defender</text:p>
      <text:p text:style-name="P1">09/13/2017 <text:s/>12:10 AM <text:s text:c="3"/>&lt;DIR&gt; <text:s text:c="9"/>Windows Mail</text:p>
      <text:p text:style-name="P1">07/03/2017 <text:s/>11:39 AM <text:s text:c="3"/>&lt;DIR&gt; <text:s text:c="9"/>Windows Media Player</text:p>
      <text:p text:style-name="P1">03/18/2017 <text:s/>05:03 PM <text:s text:c="3"/>&lt;DIR&gt; <text:s text:c="9"/>Windows Multimedia Platform</text:p>
      <text:p text:style-name="P1">03/18/2017 <text:s/>05:03 PM <text:s text:c="3"/>&lt;DIR&gt; <text:s text:c="9"/>Windows NT</text:p>
      <text:p text:style-name="P1">09/13/2017 <text:s/>12:10 AM <text:s text:c="3"/>&lt;DIR&gt; <text:s text:c="9"/>Windows Photo Viewer</text:p>
      <text:p text:style-name="P1">03/18/2017 <text:s/>05:03 PM <text:s text:c="3"/>&lt;DIR&gt; <text:s text:c="9"/>Windows Portable Devices</text:p>
      <text:p text:style-name="P1">03/18/2017 <text:s/>05:03 PM <text:s text:c="3"/>&lt;DIR&gt; <text:s text:c="9"/>Windows Security</text:p>
      <text:p text:style-name="P1">03/18/2017 <text:s/>05:03 PM <text:s text:c="3"/>&lt;DIR&gt; <text:s text:c="9"/>WindowsPowerShell</text:p>
      <text:p text:style-name="P1"><text:s text:c="15"/>0 File(s) <text:s text:c="13"/>0 bytes</text:p>
      <text:p text:style-name="P1"><text:s text:c="14"/>34 Dir(s) <text:s/>125,999,964,160 bytes free</text:p>
      <text:p text:style-name="P1"/>
      <text:p text:style-name="P1">C:\Program Files&gt;cd jodejs</text:p>
      <text:p text:style-name="P1">The system cannot find the path specified.</text:p>
      <text:p text:style-name="P1"/>
      <text:p text:style-name="P1">C:\Program Files&gt;cd nodejs</text:p>
      <text:p text:style-name="P1"/>
      <text:p text:style-name="P1">C:\Program Files\nodejs&gt;npm init</text:p>
      <text:p text:style-name="P1">This utility will walk you through creating a package.json file.</text:p>
      <text:p text:style-name="P1">It only covers the most common items, and tries to guess sensible defaults.</text:p>
      <text:p text:style-name="P1"/>
      <text:p text:style-name="P1">See `npm help json` for definitive documentation on these fields</text:p>
      <text:p text:style-name="P1">and exactly what they do.</text:p>
      <text:p text:style-name="P1"/>
      <text:p text:style-name="P1">Use `npm install &lt;pkg&gt; --save` afterwards to install a package and</text:p>
      <text:p text:style-name="P1">save it as a dependency in the package.json file.</text:p>
      <text:p text:style-name="P1"/>
      <text:p text:style-name="P1">Press ^C at any time to quit.</text:p>
      <text:p text:style-name="P1">name: (nodejs) firstMEANapplication</text:p>
      <text:p text:style-name="P1">Sorry, name can no longer contain capital letters.</text:p>
      <text:p text:style-name="P1">name: (nodejs) firstmeanapp</text:p>
      <text:p text:style-name="P1">version: (1.0.0)</text:p>
      <text:p text:style-name="P1">description: a2ma's first mean application</text:p>
      <text:p text:style-name="P1">entry point: (index.js)</text:p>
      <text:p text:style-name="P1">test command:</text:p>
      <text:p text:style-name="P1">git repository:</text:p>
      <text:p text:style-name="P1">keywords: a2ma</text:p>
      <text:p text:style-name="P1">author: a2ma</text:p>
      <text:p text:style-name="P1">license: (ISC)</text:p>
      <text:p text:style-name="P1">About to write to C:\Program Files\nodejs\package.json:</text:p>
      <text:p text:style-name="P1"/>
      <text:p text:style-name="P1"><text:soft-page-break/>{</text:p>
      <text:p text:style-name="P1"><text:s text:c="2"/>"name": "firstmeanapp",</text:p>
      <text:p text:style-name="P1"><text:s text:c="2"/>"version": "1.0.0",</text:p>
      <text:p text:style-name="P1"><text:s text:c="2"/>"description": "a2ma's first mean application",</text:p>
      <text:p text:style-name="P1"><text:s text:c="2"/>"main": "index.js",</text:p>
      <text:p text:style-name="P1"><text:s text:c="2"/>"dependencies": {</text:p>
      <text:p text:style-name="P1"><text:s text:c="4"/>"npm": "^3.10.10"</text:p>
      <text:p text:style-name="P1"><text:s text:c="2"/>},</text:p>
      <text:p text:style-name="P1"><text:s text:c="2"/>"devDependencies": {},</text:p>
      <text:p text:style-name="P1"><text:s text:c="2"/>"scripts": {</text:p>
      <text:p text:style-name="P1"><text:s text:c="4"/>"test": "echo \"Error: no test specified\" &amp;&amp; exit 1"</text:p>
      <text:p text:style-name="P1"><text:s text:c="2"/>},</text:p>
      <text:p text:style-name="P1"><text:s text:c="2"/>"keywords": [</text:p>
      <text:p text:style-name="P1"><text:s text:c="4"/>"a2ma"</text:p>
      <text:p text:style-name="P1"><text:s text:c="2"/>],</text:p>
      <text:p text:style-name="P1"><text:s text:c="2"/>"author": "a2ma",</text:p>
      <text:p text:style-name="P1"><text:s text:c="2"/>"license": "ISC"</text:p>
      <text:p text:style-name="P1">}</text:p>
      <text:p text:style-name="P1"/>
      <text:p text:style-name="P1"/>
      <text:p text:style-name="P1">Is this ok? (yes) n</text:p>
      <text:p text:style-name="P1">Aborted.</text:p>
      <text:p text:style-name="P1"/>
      <text:p text:style-name="P1">C:\Program Files\nodejs&gt;npm init</text:p>
      <text:p text:style-name="P1">This utility will walk you through creating a package.json file.</text:p>
      <text:p text:style-name="P1">It only covers the most common items, and tries to guess sensible defaults.</text:p>
      <text:p text:style-name="P1"/>
      <text:p text:style-name="P1">See `npm help json` for definitive documentation on these fields</text:p>
      <text:p text:style-name="P1">and exactly what they do.</text:p>
      <text:p text:style-name="P1"/>
      <text:p text:style-name="P1">Use `npm install &lt;pkg&gt; --save` afterwards to install a package and</text:p>
      <text:p text:style-name="P1">save it as a dependency in the package.json file.</text:p>
      <text:p text:style-name="P1"/>
      <text:p text:style-name="P1">Press ^C at any time to quit.</text:p>
      <text:p text:style-name="P1">name: (nodejs) a2mafirstmeanapp</text:p>
      <text:p text:style-name="P1">version: (1.0.0)</text:p>
      <text:p text:style-name="P1">description: a2ma's first mean applciation</text:p>
      <text:p text:style-name="P1">entry point: (index.js)</text:p>
      <text:p text:style-name="P1">test command:</text:p>
      <text:p text:style-name="P1">git repository:</text:p>
      <text:p text:style-name="P1">keywords: a2ma</text:p>
      <text:p text:style-name="P1">author: a2ma</text:p>
      <text:p text:style-name="P1">license: (ISC)</text:p>
      <text:p text:style-name="P1"><text:soft-page-break/>About to write to C:\Program Files\nodejs\package.json:</text:p>
      <text:p text:style-name="P1"/>
      <text:p text:style-name="P1">{</text:p>
      <text:p text:style-name="P1"><text:s text:c="2"/>"name": "a2mafirstmeanapp",</text:p>
      <text:p text:style-name="P1"><text:s text:c="2"/>"version": "1.0.0",</text:p>
      <text:p text:style-name="P1"><text:s text:c="2"/>"description": "a2ma's first mean applciation",</text:p>
      <text:p text:style-name="P1"><text:s text:c="2"/>"main": "index.js",</text:p>
      <text:p text:style-name="P1"><text:s text:c="2"/>"dependencies": {</text:p>
      <text:p text:style-name="P1"><text:s text:c="4"/>"npm": "^3.10.10"</text:p>
      <text:p text:style-name="P1"><text:s text:c="2"/>},</text:p>
      <text:p text:style-name="P1"><text:s text:c="2"/>"devDependencies": {},</text:p>
      <text:p text:style-name="P1"><text:s text:c="2"/>"scripts": {</text:p>
      <text:p text:style-name="P1"><text:s text:c="4"/>"test": "echo \"Error: no test specified\" &amp;&amp; exit 1"</text:p>
      <text:p text:style-name="P1"><text:s text:c="2"/>},</text:p>
      <text:p text:style-name="P1"><text:s text:c="2"/>"keywords": [</text:p>
      <text:p text:style-name="P1"><text:s text:c="4"/>"a2ma"</text:p>
      <text:p text:style-name="P1"><text:s text:c="2"/>],</text:p>
      <text:p text:style-name="P1"><text:s text:c="2"/>"author": "a2ma",</text:p>
      <text:p text:style-name="P1"><text:s text:c="2"/>"license": "ISC"</text:p>
      <text:p text:style-name="P1">}</text:p>
      <text:p text:style-name="P1"/>
      <text:p text:style-name="P1"/>
      <text:p text:style-name="P1">Is this ok? (yes) y</text:p>
      <text:p text:style-name="P1"/>
      <text:p text:style-name="P1">C:\Program Files\nodejs&gt;npm install -g express --save</text:p>
      <text:p text:style-name="P1">C:\Users\ruway\AppData\Roaming\npm</text:p>
      <text:p text:style-name="P1">`-- express@4.15.4</text:p>
      <text:p text:style-name="P1"/>
      <text:p text:style-name="P1"/>
      <text:p text:style-name="P1">C:\Program Files\nodejs&gt;npm install -g bower --save</text:p>
      <text:p text:style-name="P1">C:\Users\ruway\AppData\Roaming\npm\bower -&gt; C:\Users\ruway\AppData\Roaming\npm\node_modules\bower\bin\bower</text:p>
      <text:p text:style-name="P1">C:\Users\ruway\AppData\Roaming\npm</text:p>
      <text:p text:style-name="P1">`-- bower@1.8.2</text:p>
      <text:p text:style-name="P1"/>
      <text:p text:style-name="P1"/>
      <text:p text:style-name="P1">C:\Program Files\nodejs&gt;dir</text:p>
      <text:p text:style-name="P1"><text:s/>Volume in drive C has no label.</text:p>
      <text:p text:style-name="P1"><text:s/>Volume Serial Number is 5295-4791</text:p>
      <text:p text:style-name="P1"/>
      <text:p text:style-name="P1"><text:s/>Directory of C:\Program Files\nodejs</text:p>
      <text:p text:style-name="P1"/>
      <text:p text:style-name="P1">09/21/2017 <text:s/>01:45 PM <text:s text:c="3"/>&lt;DIR&gt; <text:s text:c="9"/>.</text:p>
      <text:p text:style-name="P1">09/21/2017 <text:s/>01:45 PM <text:s text:c="3"/>&lt;DIR&gt; <text:s text:c="9"/>..</text:p>
      <text:p text:style-name="P1"><text:soft-page-break/>09/05/2017 <text:s/>05:30 PM <text:s text:c="7"/>18,567,832 node.exe</text:p>
      <text:p text:style-name="P1">12/22/2016 <text:s/>06:01 PM <text:s text:c="14"/>702 nodevars.bat</text:p>
      <text:p text:style-name="P1">05/02/2017 <text:s/>06:01 PM <text:s text:c="12"/>8,997 node_etw_provider.man</text:p>
      <text:p text:style-name="P1">09/21/2017 <text:s/>01:21 PM <text:s text:c="3"/>&lt;DIR&gt; <text:s text:c="9"/>node_modules</text:p>
      <text:p text:style-name="P1">12/22/2016 <text:s/>06:01 PM <text:s text:c="12"/>4,974 node_perfctr_provider.man</text:p>
      <text:p text:style-name="P1">11/16/2016 <text:s/>07:45 PM <text:s text:c="14"/>867 npm</text:p>
      <text:p text:style-name="P1">11/16/2016 <text:s/>07:45 PM <text:s text:c="14"/>483 npm.cmd</text:p>
      <text:p text:style-name="P1">09/21/2017 <text:s/>01:45 PM <text:s text:c="14"/>349 package.json</text:p>
      <text:p text:style-name="P1"><text:s text:c="15"/>7 File(s) <text:s text:c="4"/>18,584,204 bytes</text:p>
      <text:p text:style-name="P1"><text:s text:c="15"/>3 Dir(s) <text:s/>125,599,723,520 bytes free</text:p>
      <text:p text:style-name="P1"/>
      <text:p text:style-name="P1">C:\Program Files\nodejs&gt;E:</text:p>
      <text:p text:style-name="P1"/>
      <text:p text:style-name="P1">E:\Tekhne\CompSci\WebDev-CF009\A2MA-webdevpractice\nodeJS-Intro&gt;bower init</text:p>
      <text:p text:style-name="P1">? name nodejs-intro</text:p>
      <text:p text:style-name="P1">? description a2ma's first experience with bower</text:p>
      <text:p text:style-name="P1">? main file test.js</text:p>
      <text:p text:style-name="P1">? keywords a2ma, bower</text:p>
      <text:p text:style-name="P1">? authors a2ma</text:p>
      <text:p text:style-name="P1">? license MIT</text:p>
      <text:p text:style-name="P1">? homepage https://github.com/sanyemaa/a2ma-webdev-e7n</text:p>
      <text:p text:style-name="P1">? set currently installed components as dependencies? No</text:p>
      <text:p text:style-name="P1">? add commonly ignored files to ignore list? No</text:p>
      <text:p text:style-name="P1">? would you like to mark this package as private which prevents it from being accidentally published to the registry? Yes</text:p>
      <text:p text:style-name="P1"/>
      <text:p text:style-name="P1">{</text:p>
      <text:p text:style-name="P1"><text:s text:c="2"/>name: 'nodejs-intro',</text:p>
      <text:p text:style-name="P1"><text:s text:c="2"/>homepage: 'https://github.com/sanyemaa/a2ma-webdev-e7n',</text:p>
      <text:p text:style-name="P1"><text:s text:c="2"/>authors: [</text:p>
      <text:p text:style-name="P1"><text:s text:c="4"/>'a2ma'</text:p>
      <text:p text:style-name="P1"><text:s text:c="2"/>],</text:p>
      <text:p text:style-name="P1"><text:s text:c="2"/>description: 'a2ma\'s first experience with bower',</text:p>
      <text:p text:style-name="P1"><text:s text:c="2"/>main: 'test.js',</text:p>
      <text:p text:style-name="P1"><text:s text:c="2"/>keywords: [</text:p>
      <text:p text:style-name="P1"><text:s text:c="4"/>'a2ma',</text:p>
      <text:p text:style-name="P1"><text:s text:c="4"/>'bower'</text:p>
      <text:p text:style-name="P1"><text:s text:c="2"/>],</text:p>
      <text:p text:style-name="P1"><text:s text:c="2"/>license: 'MIT',</text:p>
      <text:p text:style-name="P1"><text:s text:c="2"/>private: true</text:p>
      <text:p text:style-name="P1">}</text:p>
      <text:p text:style-name="P1"/>
      <text:p text:style-name="P1">? Looks good? Yes</text:p>
      <text:p text:style-name="P1"><text:soft-page-break/></text:p>
      <text:p text:style-name="P1">E:\Tekhne\CompSci\WebDev-CF009\A2MA-webdevpractice\nodeJS-Intro&gt;angular -v</text:p>
      <text:p text:style-name="P1">'angular' is not recognized as an internal or external command,</text:p>
      <text:p text:style-name="P1">operable program or batch file.</text:p>
      <text:p text:style-name="P1"/>
      <text:p text:style-name="P1">E:\Tekhne\CompSci\WebDev-CF009\A2MA-webdevpractice\nodeJS-Intro&gt;C:</text:p>
      <text:p text:style-name="P1"/>
      <text:p text:style-name="P1">C:\Program Files\nodejs&gt;cd ..</text:p>
      <text:p text:style-name="P1"/>
      <text:p text:style-name="P1">C:\Program Files&gt;cd..</text:p>
      <text:p text:style-name="P1"/>
      <text:p text:style-name="P1">C:\&gt;bower install angular -g</text:p>
      <text:p text:style-name="P1">bower angular#* <text:s text:c="12"/>not-cached https://github.com/angular/bower-angular.git#*</text:p>
      <text:p text:style-name="P1">bower angular#* <text:s text:c="15"/>resolve https://github.com/angular/bower-angular.git#*</text:p>
      <text:p text:style-name="P1">bower angular#* <text:s text:c="14"/>download https://github.com/angular/bower-angular/archive/v1.6.6.tar.gz</text:p>
      <text:p text:style-name="P1">bower angular#* <text:s text:c="15"/>extract archive.tar.gz</text:p>
      <text:p text:style-name="P1">bower angular#* <text:s text:c="14"/>resolved https://github.com/angular/bower-angular.git#1.6.6</text:p>
      <text:p text:style-name="P1">bower angular#^1.6.6 <text:s text:c="10"/>install angular#1.6.6</text:p>
      <text:p text:style-name="P1"/>
      <text:p text:style-name="P1">angular#1.6.6 bower_components\angular</text:p>
      <text:p text:style-name="P1"/>
      <text:p text:style-name="P1">C:\&gt;input type="text" id="myInput"&gt;</text:p>
      <text:p text:style-name="P1">The syntax of the command is incorrect.</text:p>
      <text:p text:style-name="P1"/>
      <text:p text:style-name="P1">C:\&gt; <text:s/>&lt;input type="button" id="myButton" value="Show Name"&gt;</text:p>
      <text:p text:style-name="P1">The syntax of the command is incorrect.</text:p>
      <text:p text:style-name="P1"/>
      <text:p text:style-name="P1">C:\&gt;</text:p>
      <text:p text:style-name="P1">C:\&gt; <text:s/>&lt;script type="text/javascript"&gt;</text:p>
      <text:p text:style-name="P1">The syntax of the command is incorrect.</text:p>
      <text:p text:style-name="P1">C:\&gt; <text:s text:c="4"/>var myButton = document.getElementById('myButton');</text:p>
      <text:p text:style-name="P1">'var' is not recognized as an internal or external command,</text:p>
      <text:p text:style-name="P1">operable program or batch file.</text:p>
      <text:p text:style-name="P1"/>
      <text:p text:style-name="P1">C:\&gt;</text:p>
      <text:p text:style-name="P1">C:\&gt; <text:s text:c="5"/>function outputText(){</text:p>
      <text:p text:style-name="P1">'function' is not recognized as an internal or external command,</text:p>
      <text:p text:style-name="P1">operable program or batch file.</text:p>
      <text:p text:style-name="P1"/>
      <text:p text:style-name="P1"><text:soft-page-break/>C:\&gt; <text:s text:c="11"/>var myInputText = document.getElementById('myInput').value;</text:p>
      <text:p text:style-name="P1">'var' is not recognized as an internal or external command,</text:p>
      <text:p text:style-name="P1">operable program or batch file.</text:p>
      <text:p text:style-name="P1"/>
      <text:p text:style-name="P1">C:\&gt; <text:s text:c="11"/>alert(myInputText);</text:p>
      <text:p text:style-name="P1">'alert' is not recognized as an internal or external command,</text:p>
      <text:p text:style-name="P1">operable program or batch file.</text:p>
      <text:p text:style-name="P1"/>
      <text:p text:style-name="P1">C:\&gt; <text:s text:c="5"/>}</text:p>
      <text:p text:style-name="P1">'}' is not recognized as an internal or external command,</text:p>
      <text:p text:style-name="P1">operable program or batch file.</text:p>
      <text:p text:style-name="P1"/>
      <text:p text:style-name="P1">C:\&gt;</text:p>
      <text:p text:style-name="P1">C:\&gt; <text:s text:c="5"/>myButton.addEventListener('click', outputText);</text:p>
      <text:p text:style-name="P1">'myButton.addEventListener' is not recognized as an internal or external command,</text:p>
      <text:p text:style-name="P1">operable program or batch file.</text:p>
      <text:p text:style-name="P1"/>
      <text:p text:style-name="P1">C:\&gt;</text:p>
      <text:p text:style-name="P1"/>
      <text:p text:style-name="P1">C:\&gt;&lt;input type="text" id="myInput"&gt;</text:p>
      <text:p text:style-name="P1">The syntax of the command is incorrect.</text:p>
      <text:p text:style-name="P1"/>
      <text:p text:style-name="P1">C:\&gt; <text:s/>&lt;input type="button" id="myButton" value="Show Name"&gt;</text:p>
      <text:p text:style-name="P1">The syntax of the command is incorrect.</text:p>
      <text:p text:style-name="P1"/>
      <text:p text:style-name="P1">C:\&gt;</text:p>
      <text:p text:style-name="P1">C:\&gt; <text:s/>&lt;script type="text/javascript"&gt;</text:p>
      <text:p text:style-name="P1">The syntax of the command is incorrect.</text:p>
      <text:p text:style-name="P1">C:\&gt; <text:s text:c="4"/>var myButton = document.getElementById('myButton');</text:p>
      <text:p text:style-name="P1">'var' is not recognized as an internal or external command,</text:p>
      <text:p text:style-name="P1">operable program or batch file.</text:p>
      <text:p text:style-name="P1"/>
      <text:p text:style-name="P1">C:\&gt;</text:p>
      <text:p text:style-name="P1">C:\&gt; <text:s text:c="5"/>function outputText(){</text:p>
      <text:p text:style-name="P1">'function' is not recognized as an internal or external command,</text:p>
      <text:p text:style-name="P1">operable program or batch file.</text:p>
      <text:p text:style-name="P1"/>
      <text:p text:style-name="P1">C:\&gt; <text:s text:c="11"/>var myInputText = document.getElementById('myInput').value;</text:p>
      <text:p text:style-name="P1">'var' is not recognized as an internal or external command,</text:p>
      <text:p text:style-name="P1">operable program or batch file.</text:p>
      <text:p text:style-name="P1"/>
      <text:p text:style-name="P1"><text:soft-page-break/>C:\&gt; <text:s text:c="11"/>alert(myInputText);</text:p>
      <text:p text:style-name="P1">'alert' is not recognized as an internal or external command,</text:p>
      <text:p text:style-name="P1">operable program or batch file.</text:p>
      <text:p text:style-name="P1"/>
      <text:p text:style-name="P1">C:\&gt; <text:s text:c="5"/>}</text:p>
      <text:p text:style-name="P1">'}' is not recognized as an internal or external command,</text:p>
      <text:p text:style-name="P1">operable program or batch file.</text:p>
      <text:p text:style-name="P1"/>
      <text:p text:style-name="P1">C:\&gt;</text:p>
      <text:p text:style-name="P1">C:\&gt; <text:s text:c="5"/>myButton.addEventListener('click', outputText);</text:p>
      <text:p text:style-name="P1">'myButton.addEventListener' is not recognized as an internal or external command,</text:p>
      <text:p text:style-name="P1">operable program or batch file.</text:p>
      <text:p text:style-name="P1"/>
      <text:p text:style-name="P1">C:\&gt; <text:s/>&lt;/script&gt;&lt;input type="text" id="myInput"&gt;</text:p>
      <text:p text:style-name="P1">&lt; was unexpected at this time.</text:p>
      <text:p text:style-name="P1"/>
      <text:p text:style-name="P1">C:\&gt; <text:s/>&lt;input type="button" id="myButton" value="Show Name"&gt;</text:p>
      <text:p text:style-name="P1">The syntax of the command is incorrect.</text:p>
      <text:p text:style-name="P1"/>
      <text:p text:style-name="P1">C:\&gt;</text:p>
      <text:p text:style-name="P1">C:\&gt; <text:s/>&lt;script type="text/javascript"&gt;</text:p>
      <text:p text:style-name="P1">The syntax of the command is incorrect.</text:p>
      <text:p text:style-name="P1">C:\&gt; <text:s text:c="4"/>var myButton = document.getElementById('myButton');</text:p>
      <text:p text:style-name="P1">'var' is not recognized as an internal or external command,</text:p>
      <text:p text:style-name="P1">operable program or batch file.</text:p>
      <text:p text:style-name="P1"/>
      <text:p text:style-name="P1">C:\&gt;</text:p>
      <text:p text:style-name="P1">C:\&gt; <text:s text:c="5"/>function outputText(){</text:p>
      <text:p text:style-name="P1">'function' is not recognized as an internal or external command,</text:p>
      <text:p text:style-name="P1">operable program or batch file.</text:p>
      <text:p text:style-name="P1"/>
      <text:p text:style-name="P1">C:\&gt; <text:s text:c="11"/>var myInputText = document.getElementById('myInput').value;</text:p>
      <text:p text:style-name="P1">'var' is not recognized as an internal or external command,</text:p>
      <text:p text:style-name="P1">operable program or batch file.</text:p>
      <text:p text:style-name="P1"/>
      <text:p text:style-name="P1">C:\&gt; <text:s text:c="11"/>alert(myInputText);</text:p>
      <text:p text:style-name="P1">'alert' is not recognized as an internal or external command,</text:p>
      <text:p text:style-name="P1">operable program or batch file.</text:p>
      <text:p text:style-name="P1"/>
      <text:p text:style-name="P1">C:\&gt; <text:s text:c="5"/>}</text:p>
      <text:p text:style-name="P1">'}' is not recognized as an internal or external command,</text:p>
      <text:p text:style-name="P1">operable program or batch file.</text:p>
      <text:p text:style-name="P1"><text:soft-page-break/></text:p>
      <text:p text:style-name="P1">C:\&gt;</text:p>
      <text:p text:style-name="P1">C:\&gt; <text:s text:c="5"/>myButton.addEventListener('click', outputText);</text:p>
      <text:p text:style-name="P1">'myButton.addEventListener' is not recognized as an internal or external command,</text:p>
      <text:p text:style-name="P1">operable program or batch file.</text:p>
      <text:p text:style-name="P1"/>
      <text:p text:style-name="P1">C:\&gt; <text:s/>&lt;/script&gt;&lt;input type="text" id="myInput"&gt;</text:p>
      <text:p text:style-name="P1">&lt; was unexpected at this time.</text:p>
      <text:p text:style-name="P1"/>
      <text:p text:style-name="P1">C:\&gt; <text:s/>&lt;input type="button" id="myButton" value="Show Name"&gt;</text:p>
      <text:p text:style-name="P1">The syntax of the command is incorrect.</text:p>
      <text:p text:style-name="P1"/>
      <text:p text:style-name="P1">C:\&gt;</text:p>
      <text:p text:style-name="P1">C:\&gt; <text:s/>&lt;script type="text/javascript"&gt;</text:p>
      <text:p text:style-name="P1">The syntax of the command is incorrect.</text:p>
      <text:p text:style-name="P1">C:\&gt; <text:s text:c="4"/>var myButton = document.getElementById('myButton');</text:p>
      <text:p text:style-name="P1">'var' is not recognized as an internal or external command,</text:p>
      <text:p text:style-name="P1">operable program or batch file.</text:p>
      <text:p text:style-name="P1"/>
      <text:p text:style-name="P1">C:\&gt;</text:p>
      <text:p text:style-name="P1">C:\&gt; <text:s text:c="5"/>function outputText(){</text:p>
      <text:p text:style-name="P1">'function' is not recognized as an internal or external command,</text:p>
      <text:p text:style-name="P1">operable program or batch file.</text:p>
      <text:p text:style-name="P1"/>
      <text:p text:style-name="P1">C:\&gt; <text:s text:c="11"/>var myInputText = document.getElementById('myInput').value;</text:p>
      <text:p text:style-name="P1">'var' is not recognized as an internal or external command,</text:p>
      <text:p text:style-name="P1">operable program or batch file.</text:p>
      <text:p text:style-name="P1"/>
      <text:p text:style-name="P1">C:\&gt; <text:s text:c="11"/>alert(myInputText);</text:p>
      <text:p text:style-name="P1">'alert' is not recognized as an internal or external command,</text:p>
      <text:p text:style-name="P1">operable program or batch file.</text:p>
      <text:p text:style-name="P1"/>
      <text:p text:style-name="P1">C:\&gt; <text:s text:c="5"/>}</text:p>
      <text:p text:style-name="P1">'}' is not recognized as an internal or external command,</text:p>
      <text:p text:style-name="P1">operable program or batch file.</text:p>
      <text:p text:style-name="P1"/>
      <text:p text:style-name="P1">C:\&gt;</text:p>
      <text:p text:style-name="P1">C:\&gt; <text:s text:c="5"/>myButton.addEventListener('click', outputText);</text:p>
      <text:p text:style-name="P1">'myButton.addEventListener' is not recognized as an internal or external command,</text:p>
      <text:p text:style-name="P1">operable program or batch file.</text:p>
      <text:p text:style-name="P1"/>
      <text:p text:style-name="P1"><text:soft-page-break/>C:\&gt; <text:s/>&lt;/script&gt;&lt;input type="text" id="myInput"&gt;</text:p>
      <text:p text:style-name="P1">&lt; was unexpected at this time.</text:p>
      <text:p text:style-name="P1"/>
      <text:p text:style-name="P1">C:\&gt; <text:s/>&lt;input type="button" id="myButton" value="Show Name"&gt;</text:p>
      <text:p text:style-name="P1">The syntax of the command is incorrect.</text:p>
      <text:p text:style-name="P1"/>
      <text:p text:style-name="P1">C:\&gt;</text:p>
      <text:p text:style-name="P1">C:\&gt; <text:s/>&lt;script type="text/javascript"&gt;</text:p>
      <text:p text:style-name="P1">The syntax of the command is incorrect.</text:p>
      <text:p text:style-name="P1">C:\&gt; <text:s text:c="4"/>var myButton = document.getElementById('myButton');</text:p>
      <text:p text:style-name="P1">'var' is not recognized as an internal or external command,</text:p>
      <text:p text:style-name="P1">operable program or batch file.</text:p>
      <text:p text:style-name="P1"/>
      <text:p text:style-name="P1">C:\&gt;</text:p>
      <text:p text:style-name="P1">C:\&gt; <text:s text:c="5"/>function outputText(){</text:p>
      <text:p text:style-name="P1">'function' is not recognized as an internal or external command,</text:p>
      <text:p text:style-name="P1">operable program or batch file.</text:p>
      <text:p text:style-name="P1"/>
      <text:p text:style-name="P1">C:\&gt; <text:s text:c="11"/>var myInputText = document.getElementById('myInput').value;</text:p>
      <text:p text:style-name="P1">'var' is not recognized as an internal or external command,</text:p>
      <text:p text:style-name="P1">operable program or batch file.</text:p>
      <text:p text:style-name="P1"/>
      <text:p text:style-name="P1">C:\&gt; <text:s text:c="11"/>alert(myInputText);</text:p>
      <text:p text:style-name="P1">'alert' is not recognized as an internal or external command,</text:p>
      <text:p text:style-name="P1">operable program or batch file.</text:p>
      <text:p text:style-name="P1"/>
      <text:p text:style-name="P1">C:\&gt; <text:s text:c="5"/>}</text:p>
      <text:p text:style-name="P1">'}' is not recognized as an internal or external command,</text:p>
      <text:p text:style-name="P1">operable program or batch file.</text:p>
      <text:p text:style-name="P1"/>
      <text:p text:style-name="P1">C:\&gt;</text:p>
      <text:p text:style-name="P1">C:\&gt; <text:s text:c="5"/>myButton.addEventListener('click', outputText);</text:p>
      <text:p text:style-name="P1">'myButton.addEventListener' is not recognized as an internal or external command,</text:p>
      <text:p text:style-name="P1">operable program or batch file.</text:p>
      <text:p text:style-name="P1"/>
      <text:p text:style-name="P1">C:\&gt; <text:s/>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ook Antiqua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ook Antiqua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Book Antiqua" fo:font-family="'Book Antiqua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Book Antiqua" fo:font-family="'Book Antiqua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 Antiqua" fo:font-family="'Book Antiqua'" style:font-family-generic="roman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dulrahman Al-Ruwaishan</meta:initial-creator>
    <meta:creation-date>2017-09-21T19:18:03.603000000</meta:creation-date>
    <dc:date>2017-09-21T19:19:05.100000000</dc:date>
    <dc:creator>Abdulrahman Al-Ruwaishan</dc:creator>
    <meta:editing-duration>PT1M1S</meta:editing-duration>
    <meta:editing-cycles>1</meta:editing-cycles>
    <meta:document-statistic meta:table-count="0" meta:image-count="0" meta:object-count="0" meta:page-count="13" meta:paragraph-count="442" meta:word-count="1863" meta:character-count="15875" meta:non-whitespace-character-count="13041"/>
    <meta:generator>LibreOffice/5.3.4.2$Windows_X86_64 LibreOffice_project/f82d347ccc0be322489bf7da61d7e4ad13fe2ff3</meta:generator>
  </office:meta>
</office:document-meta>
</file>